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margin-left="1.27cm" fo:margin-right="0cm" fo:text-indent="0cm" style:auto-text-indent="false" fo:break-before="auto" fo:break-after="auto">
        <style:tab-stops>
          <style:tab-stop style:position="0cm"/>
          <style:tab-stop style:position="3.175cm"/>
        </style:tab-stops>
      </style:paragraph-properties>
    </style:style>
    <style:style style:name="P3" style:family="paragraph" style:parent-style-name="Standard">
      <style:paragraph-properties fo:margin-left="2.54cm" fo:margin-right="0cm" fo:margin-top="0cm" fo:margin-bottom="0cm" fo:line-height="100%" fo:text-align="start" style:justify-single-word="false" fo:text-indent="0cm" style:auto-text-indent="false" fo:break-before="auto" fo:break-after="auto">
        <style:tab-stops>
          <style:tab-stop style:position="-1.27cm"/>
          <style:tab-stop style:position="1.905cm"/>
        </style:tab-stops>
      </style:paragraph-properties>
    </style:style>
    <style:style style:name="P4" style:family="paragraph" style:parent-style-name="Standard">
      <style:paragraph-properties fo:margin-left="2.54cm" fo:margin-right="0cm" fo:text-indent="0cm" style:auto-text-indent="false" fo:break-before="auto" fo:break-after="auto"/>
    </style:style>
    <style:style style:name="P5" style:family="paragraph" style:parent-style-name="Standard" style:list-style-name="LS1">
      <style:paragraph-properties fo:margin-left="1.27cm" fo:margin-right="0cm" fo:margin-top="0cm" fo:margin-bottom="0cm" fo:text-indent="0cm" style:auto-text-indent="false" fo:break-before="auto" fo:break-after="auto"/>
    </style:style>
    <style:style style:name="P6" style:family="paragraph" style:parent-style-name="Standard" style:list-style-name="LS1">
      <style:paragraph-properties fo:margin-left="2.54cm" fo:margin-right="0cm" fo:margin-top="0cm" fo:margin-bottom="0cm" fo:text-indent="0cm" style:auto-text-indent="false" fo:break-before="auto" fo:break-after="auto"/>
    </style:style>
    <style:style style:name="P7" style:family="paragraph" style:parent-style-name="Standard" style:list-style-name="LS1">
      <style:paragraph-properties fo:margin-left="2.54cm" fo:margin-right="0cm" fo:margin-top="0cm" fo:margin-bottom="0cm" fo:text-indent="0cm" style:auto-text-indent="false" fo:break-before="auto" fo:break-after="auto">
        <style:tab-stops>
          <style:tab-stop style:position="-1.27cm"/>
          <style:tab-stop style:position="1.905cm"/>
        </style:tab-stops>
      </style:paragraph-properties>
    </style:style>
    <style:style style:name="P8" style:family="paragraph" style:parent-style-name="Standard" style:list-style-name="LS3">
      <style:paragraph-properties fo:margin-left="2.54cm" fo:margin-right="0cm" fo:margin-top="0cm" fo:margin-bottom="0cm" fo:text-indent="0cm" style:auto-text-indent="false" fo:break-before="auto" fo:break-after="auto">
        <style:tab-stops>
          <style:tab-stop style:position="-1.27cm"/>
          <style:tab-stop style:position="1.905cm"/>
        </style:tab-stops>
      </style:paragraph-properties>
    </style:style>
    <style:style style:name="P9" style:family="paragraph" style:parent-style-name="Standard" style:list-style-name="LS4">
      <style:paragraph-properties fo:margin-left="2.54cm" fo:margin-right="0cm" fo:margin-top="0cm" fo:margin-bottom="0cm" fo:text-indent="0cm" style:auto-text-indent="false" fo:break-before="auto" fo:break-after="auto">
        <style:tab-stops>
          <style:tab-stop style:position="-1.27cm"/>
          <style:tab-stop style:position="1.905cm"/>
        </style:tab-stops>
      </style:paragraph-properties>
    </style:style>
    <style:style style:name="P10" style:family="paragraph" style:parent-style-name="Standard" style:list-style-name="LS5">
      <style:paragraph-properties fo:margin-left="2.54cm" fo:margin-right="0cm" fo:margin-top="0cm" fo:margin-bottom="0cm" fo:text-indent="0cm" style:auto-text-indent="false" fo:break-before="auto" fo:break-after="auto">
        <style:tab-stops>
          <style:tab-stop style:position="-1.27cm"/>
          <style:tab-stop style:position="1.905cm"/>
        </style:tab-stops>
      </style:paragraph-properties>
    </style:style>
    <style:style style:name="P11" style:family="paragraph" style:parent-style-name="Standard" style:list-style-name="LS6">
      <style:paragraph-properties fo:margin-left="2.54cm" fo:margin-right="0cm" fo:margin-top="0cm" fo:margin-bottom="0cm" fo:text-indent="0cm" style:auto-text-indent="false" fo:break-before="auto" fo:break-after="auto">
        <style:tab-stops>
          <style:tab-stop style:position="-1.27cm"/>
          <style:tab-stop style:position="1.905cm"/>
        </style:tab-stops>
      </style:paragraph-properties>
    </style:style>
    <style:style style:name="P12" style:family="paragraph" style:parent-style-name="Standard" style:list-style-name="LS7">
      <style:paragraph-properties fo:margin-left="2.54cm" fo:margin-right="0cm" fo:margin-top="0cm" fo:margin-bottom="0cm" fo:text-indent="0cm" style:auto-text-indent="false" fo:break-before="auto" fo:break-after="auto">
        <style:tab-stops>
          <style:tab-stop style:position="-1.27cm"/>
          <style:tab-stop style:position="1.905cm"/>
        </style:tab-stops>
      </style:paragraph-properties>
    </style:style>
    <style:style style:name="P13" style:family="paragraph" style:parent-style-name="Standard" style:list-style-name="LS8">
      <style:paragraph-properties fo:margin-left="2.54cm" fo:margin-right="0cm" fo:margin-top="0cm" fo:margin-bottom="0cm" fo:text-indent="0cm" style:auto-text-indent="false" fo:break-before="auto" fo:break-after="auto">
        <style:tab-stops>
          <style:tab-stop style:position="-1.27cm"/>
          <style:tab-stop style:position="1.905cm"/>
        </style:tab-stops>
      </style:paragraph-properties>
    </style:style>
    <style:style style:name="P14" style:family="paragraph" style:parent-style-name="Standard" style:list-style-name="LS2">
      <style:paragraph-properties fo:margin-left="2.54cm" fo:margin-right="0cm" fo:margin-top="0cm" fo:margin-bottom="0cm" fo:text-indent="0cm" style:auto-text-indent="false" fo:break-before="auto" fo:break-after="auto"/>
    </style:style>
    <style:style style:name="P15" style:family="paragraph" style:parent-style-name="Standard" style:list-style-name="LS9">
      <style:paragraph-properties fo:margin-left="2.54cm" fo:margin-right="0cm" fo:margin-top="0cm" fo:margin-bottom="0cm" fo:line-height="100%" fo:text-align="start" style:justify-single-word="false" fo:text-indent="0cm" style:auto-text-indent="false" fo:break-before="auto" fo:break-after="auto"/>
    </style:style>
    <style:style style:name="P16" style:family="paragraph" style:parent-style-name="Standard" style:list-style-name="LS1">
      <style:paragraph-properties fo:margin-left="3.81cm" fo:margin-right="0cm" fo:margin-top="0cm" fo:margin-bottom="0cm" fo:text-indent="0cm" style:auto-text-indent="false" fo:break-before="auto" fo:break-after="auto"/>
    </style:style>
    <style:style style:name="P17" style:family="paragraph" style:parent-style-name="Standard" style:list-style-name="LS3">
      <style:paragraph-properties fo:margin-left="3.81cm" fo:margin-right="0cm" fo:margin-top="0cm" fo:margin-bottom="0cm" fo:text-indent="0cm" style:auto-text-indent="false" fo:break-before="auto" fo:break-after="auto">
        <style:tab-stops>
          <style:tab-stop style:position="-2.54cm"/>
          <style:tab-stop style:position="0.635cm"/>
        </style:tab-stops>
      </style:paragraph-properties>
    </style:style>
    <style:style style:name="P18" style:family="paragraph" style:parent-style-name="Standard" style:list-style-name="LS4">
      <style:paragraph-properties fo:margin-left="3.81cm" fo:margin-right="0cm" fo:margin-top="0cm" fo:margin-bottom="0cm" fo:text-indent="0cm" style:auto-text-indent="false" fo:break-before="auto" fo:break-after="auto">
        <style:tab-stops>
          <style:tab-stop style:position="-2.54cm"/>
          <style:tab-stop style:position="0.635cm"/>
        </style:tab-stops>
      </style:paragraph-properties>
    </style:style>
    <style:style style:name="P19" style:family="paragraph" style:parent-style-name="Standard" style:list-style-name="LS5">
      <style:paragraph-properties fo:margin-left="3.81cm" fo:margin-right="0cm" fo:margin-top="0cm" fo:margin-bottom="0cm" fo:text-indent="0cm" style:auto-text-indent="false" fo:break-before="auto" fo:break-after="auto">
        <style:tab-stops>
          <style:tab-stop style:position="-2.54cm"/>
          <style:tab-stop style:position="0.635cm"/>
        </style:tab-stops>
      </style:paragraph-properties>
    </style:style>
    <style:style style:name="P20" style:family="paragraph" style:parent-style-name="Standard" style:list-style-name="LS6">
      <style:paragraph-properties fo:margin-left="3.81cm" fo:margin-right="0cm" fo:margin-top="0cm" fo:margin-bottom="0cm" fo:text-indent="0cm" style:auto-text-indent="false" fo:break-before="auto" fo:break-after="auto">
        <style:tab-stops>
          <style:tab-stop style:position="-2.54cm"/>
          <style:tab-stop style:position="0.635cm"/>
        </style:tab-stops>
      </style:paragraph-properties>
    </style:style>
    <style:style style:name="P21" style:family="paragraph" style:parent-style-name="Standard" style:list-style-name="LS7">
      <style:paragraph-properties fo:margin-left="3.81cm" fo:margin-right="0cm" fo:margin-top="0cm" fo:margin-bottom="0cm" fo:text-indent="0cm" style:auto-text-indent="false" fo:break-before="auto" fo:break-after="auto">
        <style:tab-stops>
          <style:tab-stop style:position="-2.54cm"/>
          <style:tab-stop style:position="0.635cm"/>
        </style:tab-stops>
      </style:paragraph-properties>
    </style:style>
    <style:style style:name="P22" style:family="paragraph" style:parent-style-name="Standard" style:list-style-name="LS8">
      <style:paragraph-properties fo:margin-left="3.81cm" fo:margin-right="0cm" fo:margin-top="0cm" fo:margin-bottom="0cm" fo:line-height="100%" fo:text-align="start" style:justify-single-word="false" fo:text-indent="0cm" style:auto-text-indent="false" fo:break-before="auto" fo:break-after="auto">
        <style:tab-stops>
          <style:tab-stop style:position="-2.54cm"/>
          <style:tab-stop style:position="0.635cm"/>
        </style:tab-stops>
      </style:paragraph-properties>
    </style:style>
    <style:style style:name="P23" style:family="paragraph" style:parent-style-name="Standard" style:list-style-name="LS9">
      <style:paragraph-properties fo:margin-left="3.81cm" fo:margin-right="0cm" fo:margin-top="0cm" fo:margin-bottom="0cm" fo:line-height="100%" fo:text-align="start" style:justify-single-word="false" fo:text-indent="0cm" style:auto-text-indent="false" fo:break-before="auto" fo:break-after="auto"/>
      <style:text-properties fo:color="#000000" style:text-line-through-style="non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Heading_20_1">
      <style:paragraph-properties fo:break-before="auto" fo:break-after="auto"/>
    </style:style>
    <style:style style:name="T1" style:family="text">
      <style:text-properties fo:color="#000000" style:text-line-through-style="non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<text:span text:style-name="Default_20_Paragraph_20_Font">Strom kněžství</text:span></text:h>
      <text:p text:style-name="P1"/>
      <text:list xml:id="list958964974" text:style-name="LS1">
        <text:list-item>
          <text:p text:style-name="P5"><text:span text:style-name="Default_20_Paragraph_20_Font">První</text:span><text:span text:style-name="Default_20_Paragraph_20_Font"> </text:span><text:span text:style-name="Default_20_Paragraph_20_Font">úroveň</text:span></text:p>
          <text:list>
            <text:list-item>
              <text:p text:style-name="P6"><text:span text:style-name="Default_20_Paragraph_20_Font">Druhá</text:span><text:span text:style-name="Default_20_Paragraph_20_Font"> </text:span><text:span text:style-name="Default_20_Paragraph_20_Font">úroveň</text:span></text:p>
              <text:list>
                <text:list-item>
                  <text:p text:style-name="P16"><text:span text:style-name="Default_20_Paragraph_20_Font">Třetí</text:span><text:span text:style-name="Default_20_Paragraph_20_Font"> </text:span><text:span text:style-name="Default_20_Paragraph_20_Font">úroveň</text:span></text:p>
                </text:list-item>
              </text:list>
            </text:list-item>
          </text:list>
        </text:list-item>
      </text:list>
      <text:p text:style-name="P4"/>
      <text:list xml:id="list3" text:style-name="LS1">
        <text:list-item>
          <text:p text:style-name="P5"><text:span text:style-name="Default_20_Paragraph_20_Font">Základy</text:span><text:span text:style-name="Default_20_Paragraph_20_Font"> </text:span><text:span text:style-name="Default_20_Paragraph_20_Font">kněžství</text:span><text:span text:style-name="Default_20_Paragraph_20_Font"> (</text:span><text:span text:style-name="Default_20_Paragraph_20_Font">obecné</text:span><text:span text:style-name="Default_20_Paragraph_20_Font">, </text:span><text:span text:style-name="Default_20_Paragraph_20_Font">uřknutí</text:span><text:span text:style-name="Default_20_Paragraph_20_Font">, </text:span><text:span text:style-name="Default_20_Paragraph_20_Font">žehnání</text:span><text:span text:style-name="Default_20_Paragraph_20_Font">) (7</text:span><text:span text:style-name="Default_20_Paragraph_20_Font">sp</text:span><text:span text:style-name="Default_20_Paragraph_20_Font">) (3</text:span><text:span text:style-name="Default_20_Paragraph_20_Font">int</text:span><text:span text:style-name="Default_20_Paragraph_20_Font">)</text:span></text:p>
          <text:list>
            <text:list-item>
              <text:p text:style-name="P7"><text:span text:style-name="Default_20_Paragraph_20_Font">I</text:span><text:span text:style-name="Default_20_Paragraph_20_Font"> </text:span><text:span text:style-name="Default_20_Paragraph_20_Font">L</text:span><text:span text:style-name="Default_20_Paragraph_20_Font">iturgika</text:span><text:span text:style-name="Default_20_Paragraph_20_Font"> (3</text:span><text:span text:style-name="Default_20_Paragraph_20_Font">sp</text:span><text:span text:style-name="Default_20_Paragraph_20_Font">) (3</text:span><text:span text:style-name="Default_20_Paragraph_20_Font">int</text:span><text:span text:style-name="Default_20_Paragraph_20_Font">)</text:span></text:p>
            </text:list-item>
          </text:list>
        </text:list-item>
      </text:list>
      <text:p text:style-name="P2"><text:span text:style-name="Default_20_Paragraph_20_Font"><text:tab/></text:span><text:span text:style-name="Default_20_Paragraph_20_Font">X</text:span></text:p>
      <text:list xml:id="list704409417" text:style-name="LS2">
        <text:list-item>
          <text:list>
            <text:list-item>
              <text:p text:style-name="P14"><text:span text:style-name="Default_20_Paragraph_20_Font">I</text:span><text:span text:style-name="Default_20_Paragraph_20_Font"> </text:span><text:span text:style-name="Default_20_Paragraph_20_Font">P</text:span><text:span text:style-name="Default_20_Paragraph_20_Font">oustevnictví</text:span><text:span text:style-name="Default_20_Paragraph_20_Font"> (2</text:span><text:span text:style-name="Default_20_Paragraph_20_Font">sp</text:span><text:span text:style-name="Default_20_Paragraph_20_Font">) (3</text:span><text:span text:style-name="Default_20_Paragraph_20_Font">int</text:span><text:span text:style-name="Default_20_Paragraph_20_Font">)</text:span></text:p>
            </text:list-item>
          </text:list>
        </text:list-item>
      </text:list>
      <text:p text:style-name="P1"/>
      <text:list xml:id="list369261293" text:style-name="LS3">
        <text:list-item>
          <text:list>
            <text:list-item>
              <text:p text:style-name="P8"><text:span text:style-name="Default_20_Paragraph_20_Font">I</text:span><text:span text:style-name="Default_20_Paragraph_20_Font"> </text:span><text:span text:style-name="Default_20_Paragraph_20_Font">P</text:span><text:span text:style-name="Default_20_Paragraph_20_Font">omoc</text:span><text:span text:style-name="Default_20_Paragraph_20_Font"> (6</text:span><text:span text:style-name="Default_20_Paragraph_20_Font">sp</text:span><text:span text:style-name="Default_20_Paragraph_20_Font">) (5</text:span><text:span text:style-name="Default_20_Paragraph_20_Font">int</text:span><text:span text:style-name="Default_20_Paragraph_20_Font">)</text:span></text:p>
              <text:list>
                <text:list-item>
                  <text:p text:style-name="P17"><text:span text:style-name="Default_20_Paragraph_20_Font">II</text:span><text:span text:style-name="Default_20_Paragraph_20_Font"> </text:span><text:span text:style-name="Default_20_Paragraph_20_Font">posílení</text:span><text:span text:style-name="Default_20_Paragraph_20_Font"> (5</text:span><text:span text:style-name="Default_20_Paragraph_20_Font">sp</text:span><text:span text:style-name="Default_20_Paragraph_20_Font">) (5</text:span><text:span text:style-name="Default_20_Paragraph_20_Font">int</text:span><text:span text:style-name="Default_20_Paragraph_20_Font">)</text:span></text:p>
                </text:list-item>
                <text:list-item>
                  <text:p text:style-name="P17"><text:span text:style-name="Default_20_Paragraph_20_Font">II</text:span><text:span text:style-name="Default_20_Paragraph_20_Font"> </text:span><text:span text:style-name="Default_20_Paragraph_20_Font">léčení</text:span><text:span text:style-name="Default_20_Paragraph_20_Font"> (5</text:span><text:span text:style-name="Default_20_Paragraph_20_Font">sp</text:span><text:span text:style-name="Default_20_Paragraph_20_Font">) (5</text:span><text:span text:style-name="Default_20_Paragraph_20_Font">int</text:span><text:span text:style-name="Default_20_Paragraph_20_Font">)</text:span></text:p>
                </text:list-item>
              </text:list>
            </text:list-item>
          </text:list>
          <text:list>
            <text:list-item text:style-override="LS4">
              <text:p text:style-name="P9"><text:span text:style-name="Default_20_Paragraph_20_Font">I</text:span><text:span text:style-name="Default_20_Paragraph_20_Font"> </text:span><text:span text:style-name="Default_20_Paragraph_20_Font">Z</text:span><text:span text:style-name="Default_20_Paragraph_20_Font">káza</text:span><text:span text:style-name="Default_20_Paragraph_20_Font"> (8</text:span><text:span text:style-name="Default_20_Paragraph_20_Font">sp</text:span><text:span text:style-name="Default_20_Paragraph_20_Font">) (5</text:span><text:span text:style-name="Default_20_Paragraph_20_Font">int</text:span><text:span text:style-name="Default_20_Paragraph_20_Font">)</text:span></text:p>
              <text:list text:style-name="LS4">
                <text:list-item>
                  <text:p text:style-name="P18"><text:span text:style-name="Default_20_Paragraph_20_Font">II</text:span><text:span text:style-name="Default_20_Paragraph_20_Font"> </text:span><text:span text:style-name="Default_20_Paragraph_20_Font">oslabení</text:span><text:span text:style-name="Default_20_Paragraph_20_Font"> (5</text:span><text:span text:style-name="Default_20_Paragraph_20_Font">sp</text:span><text:span text:style-name="Default_20_Paragraph_20_Font">) (5</text:span><text:span text:style-name="Default_20_Paragraph_20_Font">int</text:span><text:span text:style-name="Default_20_Paragraph_20_Font">)</text:span></text:p>
                </text:list-item>
                <text:list-item>
                  <text:p text:style-name="P18"><text:span text:style-name="Default_20_Paragraph_20_Font">II</text:span><text:span text:style-name="Default_20_Paragraph_20_Font"> </text:span><text:span text:style-name="Default_20_Paragraph_20_Font">ničení</text:span><text:span text:style-name="Default_20_Paragraph_20_Font"> (4</text:span><text:span text:style-name="Default_20_Paragraph_20_Font">sp</text:span><text:span text:style-name="Default_20_Paragraph_20_Font">) (5</text:span><text:span text:style-name="Default_20_Paragraph_20_Font">int</text:span><text:span text:style-name="Default_20_Paragraph_20_Font">)</text:span></text:p>
                </text:list-item>
                <text:list-item>
                  <text:p text:style-name="P18"><text:span text:style-name="Default_20_Paragraph_20_Font">II</text:span><text:span text:style-name="Default_20_Paragraph_20_Font"> </text:span><text:span text:style-name="Default_20_Paragraph_20_Font">zmatení</text:span><text:span text:style-name="Default_20_Paragraph_20_Font"> (5</text:span><text:span text:style-name="Default_20_Paragraph_20_Font">sp</text:span><text:span text:style-name="Default_20_Paragraph_20_Font">) (6</text:span><text:span text:style-name="Default_20_Paragraph_20_Font">int</text:span><text:span text:style-name="Default_20_Paragraph_20_Font">)</text:span></text:p>
                </text:list-item>
              </text:list>
            </text:list-item>
          </text:list>
          <text:list>
            <text:list-item text:style-override="LS5">
              <text:p text:style-name="P10"><text:span text:style-name="Default_20_Paragraph_20_Font">I</text:span><text:span text:style-name="Default_20_Paragraph_20_Font"> </text:span><text:span text:style-name="Default_20_Paragraph_20_Font">O</text:span><text:span text:style-name="Default_20_Paragraph_20_Font">chrana</text:span><text:span text:style-name="Default_20_Paragraph_20_Font"> (6</text:span><text:span text:style-name="Default_20_Paragraph_20_Font">sp</text:span><text:span text:style-name="Default_20_Paragraph_20_Font">) (5</text:span><text:span text:style-name="Default_20_Paragraph_20_Font">int</text:span><text:span text:style-name="Default_20_Paragraph_20_Font">)</text:span></text:p>
              <text:list text:style-name="LS5">
                <text:list-item>
                  <text:p text:style-name="P19"><text:span text:style-name="Default_20_Paragraph_20_Font">II</text:span><text:span text:style-name="Default_20_Paragraph_20_Font"> </text:span><text:span text:style-name="Default_20_Paragraph_20_Font">ochrana</text:span><text:span text:style-name="Default_20_Paragraph_20_Font"> (5</text:span><text:span text:style-name="Default_20_Paragraph_20_Font">sp</text:span><text:span text:style-name="Default_20_Paragraph_20_Font">) (5</text:span><text:span text:style-name="Default_20_Paragraph_20_Font">int</text:span><text:span text:style-name="Default_20_Paragraph_20_Font">)</text:span></text:p>
                </text:list-item>
              </text:list>
            </text:list-item>
          </text:list>
          <text:list>
            <text:list-item text:style-override="LS6">
              <text:p text:style-name="P11"><text:span text:style-name="Default_20_Paragraph_20_Font">I</text:span><text:span text:style-name="Default_20_Paragraph_20_Font"> </text:span><text:span text:style-name="Default_20_Paragraph_20_Font">P</text:span><text:span text:style-name="Default_20_Paragraph_20_Font">ráce</text:span><text:span text:style-name="Default_20_Paragraph_20_Font"> </text:span><text:span text:style-name="Default_20_Paragraph_20_Font">s</text:span><text:span text:style-name="Default_20_Paragraph_20_Font"> </text:span><text:span text:style-name="Default_20_Paragraph_20_Font">předměty</text:span><text:span text:style-name="Default_20_Paragraph_20_Font"> (5</text:span><text:span text:style-name="Default_20_Paragraph_20_Font">sp</text:span><text:span text:style-name="Default_20_Paragraph_20_Font">) (5</text:span><text:span text:style-name="Default_20_Paragraph_20_Font">int</text:span><text:span text:style-name="Default_20_Paragraph_20_Font">)</text:span></text:p>
              <text:list text:style-name="LS6">
                <text:list-item>
                  <text:p text:style-name="P20"><text:span text:style-name="Default_20_Paragraph_20_Font">II</text:span><text:span text:style-name="Default_20_Paragraph_20_Font"> </text:span><text:span text:style-name="Default_20_Paragraph_20_Font">prokletí</text:span><text:span text:style-name="Default_20_Paragraph_20_Font"> (4</text:span><text:span text:style-name="Default_20_Paragraph_20_Font">sp</text:span><text:span text:style-name="Default_20_Paragraph_20_Font">) (5</text:span><text:span text:style-name="Default_20_Paragraph_20_Font">int</text:span><text:span text:style-name="Default_20_Paragraph_20_Font">)</text:span></text:p>
                </text:list-item>
                <text:list-item>
                  <text:p text:style-name="P20"><text:span text:style-name="Default_20_Paragraph_20_Font">II</text:span><text:span text:style-name="Default_20_Paragraph_20_Font"> </text:span><text:span text:style-name="Default_20_Paragraph_20_Font">posvěcení</text:span><text:span text:style-name="Default_20_Paragraph_20_Font"> (4</text:span><text:span text:style-name="Default_20_Paragraph_20_Font">sp</text:span><text:span text:style-name="Default_20_Paragraph_20_Font">) (5</text:span><text:span text:style-name="Default_20_Paragraph_20_Font">int</text:span><text:span text:style-name="Default_20_Paragraph_20_Font">)</text:span></text:p>
                </text:list-item>
              </text:list>
            </text:list-item>
          </text:list>
          <text:list>
            <text:list-item text:style-override="LS7">
              <text:p text:style-name="P12"><text:span text:style-name="Default_20_Paragraph_20_Font">I</text:span><text:span text:style-name="Default_20_Paragraph_20_Font"> </text:span><text:span text:style-name="Default_20_Paragraph_20_Font">T</text:span><text:span text:style-name="Default_20_Paragraph_20_Font">rans</text:span><text:span text:style-name="Default_20_Paragraph_20_Font"> (9</text:span><text:span text:style-name="Default_20_Paragraph_20_Font">sp</text:span><text:span text:style-name="Default_20_Paragraph_20_Font">) (5</text:span><text:span text:style-name="Default_20_Paragraph_20_Font">int</text:span><text:span text:style-name="Default_20_Paragraph_20_Font">)</text:span></text:p>
              <text:list text:style-name="LS7">
                <text:list-item>
                  <text:p text:style-name="P21"><text:span text:style-name="Default_20_Paragraph_20_Font">II</text:span><text:span text:style-name="Default_20_Paragraph_20_Font"> </text:span><text:span text:style-name="Default_20_Paragraph_20_Font">otázka</text:span><text:span text:style-name="Default_20_Paragraph_20_Font"> (7</text:span><text:span text:style-name="Default_20_Paragraph_20_Font">sp</text:span><text:span text:style-name="Default_20_Paragraph_20_Font">) (6</text:span><text:span text:style-name="Default_20_Paragraph_20_Font">int</text:span><text:span text:style-name="Default_20_Paragraph_20_Font">)</text:span></text:p>
                </text:list-item>
                <text:list-item>
                  <text:p text:style-name="P21"><text:span text:style-name="Default_20_Paragraph_20_Font">II</text:span><text:span text:style-name="Default_20_Paragraph_20_Font"> </text:span><text:span text:style-name="Default_20_Paragraph_20_Font">zázrak</text:span><text:span text:style-name="Default_20_Paragraph_20_Font"> (9</text:span><text:span text:style-name="Default_20_Paragraph_20_Font">sp</text:span><text:span text:style-name="Default_20_Paragraph_20_Font">) (6</text:span><text:span text:style-name="Default_20_Paragraph_20_Font">int</text:span><text:span text:style-name="Default_20_Paragraph_20_Font">)</text:span></text:p>
                </text:list-item>
              </text:list>
            </text:list-item>
          </text:list>
          <text:list>
            <text:list-item text:style-override="LS8">
              <text:p text:style-name="P13"><text:span text:style-name="Default_20_Paragraph_20_Font">I</text:span><text:span text:style-name="Default_20_Paragraph_20_Font"> </text:span><text:span text:style-name="Default_20_Paragraph_20_Font">O</text:span><text:span text:style-name="Default_20_Paragraph_20_Font">bětování</text:span><text:span text:style-name="Default_20_Paragraph_20_Font"> (3</text:span><text:span text:style-name="Default_20_Paragraph_20_Font">sp</text:span><text:span text:style-name="Default_20_Paragraph_20_Font">) (5</text:span><text:span text:style-name="Default_20_Paragraph_20_Font">int</text:span><text:span text:style-name="Default_20_Paragraph_20_Font">)</text:span></text:p>
              <text:list text:style-name="LS8">
                <text:list-item>
                  <text:p text:style-name="P22"><text:span text:style-name="Default_20_Paragraph_20_Font">II</text:span><text:span text:style-name="Default_20_Paragraph_20_Font"> </text:span><text:span text:style-name="Default_20_Paragraph_20_Font">obětování</text:span><text:span text:style-name="Default_20_Paragraph_20_Font"> (3</text:span><text:span text:style-name="Default_20_Paragraph_20_Font">sp</text:span><text:span text:style-name="Default_20_Paragraph_20_Font">) (5</text:span><text:span text:style-name="Default_20_Paragraph_20_Font">int</text:span><text:span text:style-name="Default_20_Paragraph_20_Font">)</text:span></text:p>
                </text:list-item>
              </text:list>
            </text:list-item>
          </text:list>
        </text:list-item>
      </text:list>
      <text:p text:style-name="P3"/>
      <text:list xml:id="list972383861" text:style-name="LS9">
        <text:list-item>
          <text:list>
            <text:list-item>
              <text:p text:style-name="P15"><text:span text:style-name="Default_20_Paragraph_20_Font">I</text:span><text:span text:style-name="Default_20_Paragraph_20_Font"> </text:span><text:span text:style-name="Default_20_Paragraph_20_Font">I</text:span><text:span text:style-name="Default_20_Paragraph_20_Font"><text:span text:style-name="T1">nkviziční</text:span></text:span><text:span text:style-name="Default_20_Paragraph_20_Font"><text:span text:style-name="T1"> </text:span></text:span><text:span text:style-name="Default_20_Paragraph_20_Font"><text:span text:style-name="T1">trénink</text:span></text:span><text:span text:style-name="Default_20_Paragraph_20_Font"><text:span text:style-name="T1"> (4</text:span></text:span><text:span text:style-name="Default_20_Paragraph_20_Font"><text:span text:style-name="T1">sp</text:span></text:span><text:span text:style-name="Default_20_Paragraph_20_Font"><text:span text:style-name="T1">) (5</text:span></text:span><text:span text:style-name="Default_20_Paragraph_20_Font"><text:span text:style-name="T1">int</text:span></text:span><text:span text:style-name="Default_20_Paragraph_20_Font"><text:span text:style-name="T1">)</text:span></text:span></text:p>
              <text:list>
                <text:list-item>
                  <text:p text:style-name="P23"><text:span text:style-name="Default_20_Paragraph_20_Font"><text:span text:style-name="T1">II</text:span></text:span><text:span text:style-name="Default_20_Paragraph_20_Font"><text:span text:style-name="T1"> </text:span></text:span><text:span text:style-name="Default_20_Paragraph_20_Font">I</text:span><text:span text:style-name="Default_20_Paragraph_20_Font"><text:span text:style-name="T1">nkviziční</text:span></text:span><text:span text:style-name="Default_20_Paragraph_20_Font"><text:span text:style-name="T1"> </text:span></text:span><text:span text:style-name="Default_20_Paragraph_20_Font"><text:span text:style-name="T1">trénink</text:span></text:span><text:span text:style-name="Default_20_Paragraph_20_Font"><text:span text:style-name="T1"> (5</text:span></text:span><text:span text:style-name="Default_20_Paragraph_20_Font"><text:span text:style-name="T1">sp</text:span></text:span><text:span text:style-name="Default_20_Paragraph_20_Font"><text:span text:style-name="T1">) (6</text:span></text:span><text:span text:style-name="Default_20_Paragraph_20_Font"><text:span text:style-name="T1">int</text:span></text:span><text:span text:style-name="Default_20_Paragraph_20_Font"><text:span text:style-name="T1">)</text:span>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/>
      <style:text-properties style:use-window-font-color="true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Light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break-before="auto" fo:break-after="auto"/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break-before="auto" fo:break-after="auto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break-before="auto" fo:break-after="auto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break-before="auto" fo:break-after="auto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break-before="auto" fo:break-after="auto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break-before="auto" fo:break-after="auto"/>
      <style:text-properties fo:font-size="11pt" fo:font-weight="bold" style:font-size-asian="11pt" style:font-weight-asian="bold" style:font-size-complex="11pt" style:font-weight-complex="bold"/>
    </style:style>
    <style:style style:name="Normal_20_Table" style:display-name="Normal Table" style:family="paragraph"/>
    <style:style style:name="No_20_List" style:display-name="No List" style:family="paragraph"/>
    <style:style style:name="Default_20_Paragraph_20_Font" style:display-name="Default Paragraph Font" style:family="text"/>
    <style:style style:name="LLS_5f_1_5f_0" style:display-name="LLS_1_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1_5f_1" style:display-name="LLS_1_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1_5f_2" style:display-name="LLS_1_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1_5f_3" style:display-name="LLS_1_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1_5f_4" style:display-name="LLS_1_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1_5f_5" style:display-name="LLS_1_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1_5f_6" style:display-name="LLS_1_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1_5f_7" style:display-name="LLS_1_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1_5f_8" style:display-name="LLS_1_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2_5f_0" style:display-name="LLS_2_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4_5f_0" style:display-name="LLS_4_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4_5f_1" style:display-name="LLS_4_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4_5f_2" style:display-name="LLS_4_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4_5f_3" style:display-name="LLS_4_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4_5f_4" style:display-name="LLS_4_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4_5f_5" style:display-name="LLS_4_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4_5f_6" style:display-name="LLS_4_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4_5f_7" style:display-name="LLS_4_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4_5f_8" style:display-name="LLS_4_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5_5f_0" style:display-name="LLS_5_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5_5f_1" style:display-name="LLS_5_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5_5f_2" style:display-name="LLS_5_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5_5f_3" style:display-name="LLS_5_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5_5f_4" style:display-name="LLS_5_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5_5f_5" style:display-name="LLS_5_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5_5f_6" style:display-name="LLS_5_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5_5f_7" style:display-name="LLS_5_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5_5f_8" style:display-name="LLS_5_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6_5f_0" style:display-name="LLS_6_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6_5f_1" style:display-name="LLS_6_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6_5f_2" style:display-name="LLS_6_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6_5f_3" style:display-name="LLS_6_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6_5f_4" style:display-name="LLS_6_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6_5f_5" style:display-name="LLS_6_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6_5f_6" style:display-name="LLS_6_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6_5f_7" style:display-name="LLS_6_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6_5f_8" style:display-name="LLS_6_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7_5f_0" style:display-name="LLS_7_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7_5f_1" style:display-name="LLS_7_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7_5f_2" style:display-name="LLS_7_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7_5f_3" style:display-name="LLS_7_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7_5f_4" style:display-name="LLS_7_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7_5f_5" style:display-name="LLS_7_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7_5f_6" style:display-name="LLS_7_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7_5f_7" style:display-name="LLS_7_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7_5f_8" style:display-name="LLS_7_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8_5f_0" style:display-name="LLS_8_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8_5f_1" style:display-name="LLS_8_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8_5f_2" style:display-name="LLS_8_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8_5f_3" style:display-name="LLS_8_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8_5f_4" style:display-name="LLS_8_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8_5f_5" style:display-name="LLS_8_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8_5f_6" style:display-name="LLS_8_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8_5f_7" style:display-name="LLS_8_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8_5f_8" style:display-name="LLS_8_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9_5f_0" style:display-name="LLS_9_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9_5f_1" style:display-name="LLS_9_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9_5f_2" style:display-name="LLS_9_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9_5f_3" style:display-name="LLS_9_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9_5f_4" style:display-name="LLS_9_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9_5f_5" style:display-name="LLS_9_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9_5f_6" style:display-name="LLS_9_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9_5f_7" style:display-name="LLS_9_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LS_5f_9_5f_8" style:display-name="LLS_9_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LS_5f_1_5f_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LS_5f_1_5f_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LS_5f_1_5f_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LS_5f_1_5f_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LS_5f_1_5f_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LS_5f_1_5f_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LS_5f_1_5f_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LS_5f_1_5f_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LS_5f_1_5f_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LS_5f_2_5f_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LS_5f_2_5f_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LS_5f_2_5f_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LS_5f_2_5f_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LS_5f_2_5f_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LS_5f_2_5f_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LS_5f_2_5f_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LS_5f_2_5f_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LS_5f_2_5f_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LS_5f_3_5f_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LS_5f_3_5f_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LS_5f_3_5f_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LS_5f_3_5f_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LS_5f_3_5f_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LS_5f_3_5f_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LS_5f_3_5f_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LS_5f_3_5f_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LS_5f_3_5f_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LS_5f_4_5f_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LS_5f_4_5f_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LS_5f_4_5f_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LS_5f_4_5f_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LS_5f_4_5f_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LS_5f_4_5f_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LS_5f_4_5f_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LS_5f_4_5f_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LS_5f_4_5f_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LS_5f_5_5f_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LS_5f_5_5f_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LS_5f_5_5f_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LS_5f_5_5f_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LS_5f_5_5f_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LS_5f_5_5f_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LS_5f_5_5f_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LS_5f_5_5f_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LS_5f_5_5f_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LS_5f_6_5f_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LS_5f_6_5f_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LS_5f_6_5f_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LS_5f_6_5f_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LS_5f_6_5f_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LS_5f_6_5f_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LS_5f_6_5f_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LS_5f_6_5f_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LS_5f_6_5f_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LS_5f_7_5f_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LS_5f_7_5f_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LS_5f_7_5f_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LS_5f_7_5f_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LS_5f_7_5f_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LS_5f_7_5f_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LS_5f_7_5f_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LS_5f_7_5f_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LS_5f_7_5f_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LS_5f_8_5f_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LS_5f_8_5f_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LS_5f_8_5f_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LS_5f_8_5f_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LS_5f_8_5f_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LS_5f_8_5f_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LS_5f_8_5f_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LS_5f_8_5f_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LS_5f_8_5f_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LS_5f_9_5f_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LS_5f_9_5f_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LS_5f_9_5f_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LS_5f_9_5f_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LS_5f_9_5f_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LS_5f_9_5f_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LS_5f_9_5f_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LS_5f_9_5f_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LS_5f_9_5f_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302</meta:generator>
    <dc:title/>
    <meta:initial-creator/>
    <meta:editing-cycles>2</meta:editing-cycles>
    <meta:document-statistic meta:table-count="0" meta:image-count="0" meta:object-count="0" meta:page-count="1" meta:paragraph-count="27" meta:word-count="129" meta:character-count="645" meta:non-whitespace-character-count="567"/>
    <dc:date>2011-09-25T15:56:09</dc:date>
    <meta:editing-duration>PT7S</meta:editing-duration>
  </office:meta>
</office:document-meta>
</file>